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3aec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d3aec" officeooo:paragraph-rsid="000d3ae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98578" officeooo:paragraph-rsid="000d3aec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98578" officeooo:paragraph-rsid="000d3aec" style:font-size-asian="16pt" style:font-size-complex="16pt"/>
    </style:style>
    <style:style style:name="P5" style:family="paragraph" style:parent-style-name="Standard">
      <style:paragraph-properties fo:text-align="left" style:justify-single-word="false"/>
      <style:text-properties fo:font-size="16pt" officeooo:rsid="00098f54" officeooo:paragraph-rsid="000d3aec" style:font-size-asian="16pt" style:font-size-complex="16pt"/>
    </style:style>
    <style:style style:name="P6" style:family="paragraph" style:parent-style-name="Standard">
      <style:paragraph-properties fo:text-align="left" style:justify-single-word="false" fo:break-before="page"/>
      <style:text-properties fo:font-size="24pt" fo:font-weight="bold" officeooo:rsid="000f3210" officeooo:paragraph-rsid="000f321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left" style:justify-single-word="false"/>
      <style:text-properties fo:font-size="24pt" fo:font-weight="bold" officeooo:rsid="000f3210" officeooo:paragraph-rsid="000f3210" style:font-size-asian="24pt" style:font-weight-asian="bold" style:font-size-complex="24pt" style:font-weight-complex="bold"/>
    </style:style>
    <style:style style:name="T1" style:family="text">
      <style:text-properties officeooo:rsid="001115a0"/>
    </style:style>
    <style:style style:name="T2" style:family="text">
      <style:text-properties officeooo:rsid="000d3aec"/>
    </style:style>
    <style:style style:name="T3" style:family="text">
      <style:text-properties fo:language="zxx" fo:country="none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1b63d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<text:span text:style-name="T1">u</text:span>st</text:p>
      <text:p text:style-name="P3">Semestrálna práca</text:p>
      <text:p text:style-name="P3"/>
      <text:p text:style-name="P4">Pracovná skupina (<text:span text:style-name="T2">piatok</text:span> 1<text:span text:style-name="T2">3</text:span>:00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2025/26<text:tab/><text:tab/><text:tab/><text:tab/><text:tab/><text:tab/><text:tab/><text:tab/><text:tab/>Tomáš <text:span text:style-name="T3">Hronček</text:span></text:p>
      <text:p text:style-name="P5"><text:tab/><text:tab/><text:tab/><text:tab/><text:tab/><text:tab/><text:tab/><text:tab/><text:tab/><text:tab/>5ZYP31</text:p>
      <text:p text:style-name="P6">Opis semestrálnej práce</text:p>
      <text:p text:style-name="P7"/>
      <text:p text:style-name="P7"><text:tab/><text:span text:style-name="T4">Mojou úlohou na semestrálnu prácu bolo naprogramovať finančného pomocníka. Tento finančný pomocník dokáže uchovávať zadané záznamy v databáze a na základe nich vykresľuje grafy. Prvý graf je stav finančného účtu v čase. Druhý graf je rozpis kategórií a koľko na </text:span><text:span text:style-name="T5">jednotlivé kategórie išlo peňazí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7T12:06:28.835102035</meta:creation-date>
    <dc:date>2025-12-27T12:20:33.324519120</dc:date>
    <meta:editing-duration>PT13M37S</meta:editing-duration>
    <meta:editing-cycles>4</meta:editing-cycles>
    <meta:generator>LibreOfficeDev/26.2.0.0.beta1$Linux_X86_64 LibreOffice_project/1ff380402efe713308d6f0e5c815a6e3a1b3b67c</meta:generator>
    <meta:document-statistic meta:table-count="0" meta:image-count="0" meta:object-count="0" meta:page-count="2" meta:paragraph-count="8" meta:word-count="58" meta:character-count="419" meta:non-whitespace-character-count="346"/>
  </office:meta>
</office:document-meta>
</file>